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cm" fo:min-width="2.442cm"/>
    </style:style>
    <style:style style:name="gr2" style:family="graphic" style:parent-style-name="objectwithoutfill">
      <style:graphic-properties svg:stroke-width="0.051cm" svg:stroke-color="#ff420e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Ultrafine_20_Dashed" svg:stroke-width="0.051cm" svg:stroke-color="#0047ff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2_20_Dots_20_3_20_Dashes" svg:stroke-width="0.051cm" svg:stroke-color="#0080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solid" draw:stroke-dash="Ultrafine_20_2_20_Dots_20_3_20_Dashes" svg:stroke-width="0.051cm" svg:stroke-color="#ff420e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102cm" svg:stroke-color="#0000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solid" draw:stroke-dash="Ultrafine_20_Dashed" svg:stroke-width="0.051cm" svg:stroke-color="#0000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draw:stroke-dash="Ultrafine_20_2_20_Dots_20_3_20_Dashes" svg:stroke-width="0.102cm" svg:stroke-color="#0000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Ultrafine_20_Dashed" svg:stroke-width="0.102cm" svg:stroke-color="#ff420e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051cm" svg:stroke-color="#000000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cm" fo:min-width="2.442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12pt" fo:font-style="italic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font-size="12pt" style:font-size-asian="12pt" style:font-size-complex="12pt"/>
    </style:style>
    <style:style style:name="P5" style:family="paragraph">
      <style:paragraph-properties fo:text-align="start"/>
      <style:text-properties fo:color="#ff420e"/>
    </style:style>
    <style:style style:name="P6" style:family="paragraph">
      <style:paragraph-properties fo:text-align="start"/>
      <style:text-properties fo:color="#ff420e" fo:font-size="12pt" fo:font-style="italic" style:font-size-asian="12pt" style:font-size-complex="12pt"/>
    </style:style>
    <style:style style:name="T1" style:family="text">
      <style:text-properties fo:font-size="12pt" fo:font-style="italic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420e" fo:font-size="12pt" fo:font-style="italic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942cm" svg:height="0.725cm" draw:transform="rotate (-0.785398163398487) translate (3.55cm 3.256cm)">
          <draw:text-box>
            <text:p text:style-name="P1"><text:span text:style-name="T1">Reach 1</text:span></text:p>
          </draw:text-box>
        </draw:frame>
        <draw:polyline draw:style-name="gr2" draw:text-style-name="P3" draw:layer="layout" svg:width="0.448cm" svg:height="2.244cm" draw:transform="rotate (-2.35619449019309) translate (5.76250000000207cm 5.5424999999969cm)" svg:viewBox="0 0 449 2245" draw:points="0,-13743 0,-14641 0,-14641 0,-15539 449,-15988">
          <text:p/>
        </draw:polyline>
        <draw:polyline draw:style-name="gr3" draw:text-style-name="P3" draw:layer="layout" svg:width="1.904cm" svg:height="1.269cm" draw:transform="rotate (-1.57079632679579) translate (6.715cm 3.955cm)" svg:viewBox="0 0 1905 1270" draw:points="0,-13430 635,-13430 1270,-12795 1905,-12160">
          <text:p/>
        </draw:polyline>
        <draw:polyline draw:style-name="gr4" draw:text-style-name="P3" draw:layer="layout" svg:width="1.269cm" svg:height="1.269cm" draw:transform="rotate (-1.57079632679579) translate (6.71499999999812cm 5.8599999999981cm)" svg:viewBox="0 0 1270 1270" draw:points="0,-12160 635,-12160 1270,-12795 1270,-13430">
          <text:p/>
        </draw:polyline>
        <draw:polyline draw:style-name="gr2" draw:text-style-name="P3" draw:layer="layout" svg:width="0.448cm" svg:height="2.245cm" draw:transform="rotate (-2.35619449019309) translate (10.0625000000021cm 5.5434999999969cm)" svg:viewBox="0 0 449 2246" draw:points="0,-19824 0,-20723 0,-20723 0,-21621 449,-22070">
          <text:p/>
        </draw:polyline>
        <draw:polyline draw:style-name="gr3" draw:text-style-name="P3" draw:layer="layout" svg:width="1.904cm" svg:height="1.269cm" draw:transform="rotate (-1.57079632679579) translate (11.015cm 3.956cm)" svg:viewBox="0 0 1905 1270" draw:points="0,-22030 635,-22030 1270,-21395 1905,-20760">
          <text:p/>
        </draw:polyline>
        <draw:polyline draw:style-name="gr5" draw:text-style-name="P3" draw:layer="layout" svg:width="1.269cm" svg:height="1.269cm" draw:transform="rotate (-1.57079632679579) translate (11.0149999999981cm 5.8609999999981cm)" svg:viewBox="0 0 1270 1270" draw:points="0,-20760 635,-20760 1270,-21395 1270,-22030">
          <text:p/>
        </draw:polyline>
        <draw:frame draw:style-name="gr1" draw:text-style-name="P2" draw:layer="layout" svg:width="2.942cm" svg:height="0.725cm" draw:transform="rotate (0.7853981633973) translate (4.74cm 6.458cm)">
          <draw:text-box>
            <text:p text:style-name="P1"><text:span text:style-name="T1">Reach 2</text:span></text:p>
          </draw:text-box>
        </draw:frame>
        <draw:frame draw:style-name="gr1" draw:text-style-name="P2" draw:layer="layout" svg:width="2.942cm" svg:height="0.725cm" svg:x="4.159cm" svg:y="7.117cm">
          <draw:text-box>
            <text:p text:style-name="P1"><text:span text:style-name="T1">Reach 3</text:span></text:p>
          </draw:text-box>
        </draw:frame>
        <draw:frame draw:style-name="gr1" draw:text-style-name="P2" draw:layer="layout" svg:width="2.942cm" svg:height="0.725cm" draw:transform="rotate (-0.785398163398487) translate (7.85cm 3.257cm)">
          <draw:text-box>
            <text:p text:style-name="P1"><text:span text:style-name="T1">Reach 1</text:span></text:p>
          </draw:text-box>
        </draw:frame>
        <draw:frame draw:style-name="gr1" draw:text-style-name="P2" draw:layer="layout" svg:width="2.942cm" svg:height="0.725cm" draw:transform="rotate (0.7853981633973) translate (9.04cm 6.459cm)">
          <draw:text-box>
            <text:p text:style-name="P1"><text:span text:style-name="T1">Reach 2</text:span></text:p>
          </draw:text-box>
        </draw:frame>
        <draw:frame draw:style-name="gr1" draw:text-style-name="P2" draw:layer="layout" svg:width="2.942cm" svg:height="0.725cm" svg:x="8.459cm" svg:y="7.118cm">
          <draw:text-box>
            <text:p text:style-name="P1"><text:span text:style-name="T1">Reach 1</text:span></text:p>
          </draw:text-box>
        </draw:frame>
        <draw:frame draw:style-name="gr1" draw:text-style-name="P4" draw:layer="layout" svg:width="2.34cm" svg:height="0.725cm" svg:x="3.51cm" svg:y="3.218cm">
          <draw:text-box>
            <text:p text:style-name="P1"><text:span text:style-name="T2">OK</text:span></text:p>
          </draw:text-box>
        </draw:frame>
        <draw:frame draw:style-name="gr1" draw:text-style-name="P4" draw:layer="layout" svg:width="2.396cm" svg:height="0.725cm" svg:x="8.455cm" svg:y="3.219cm">
          <draw:text-box>
            <text:p text:style-name="P1"><text:span text:style-name="T2">Not OK!</text:span></text:p>
          </draw:text-box>
        </draw:frame>
        <draw:frame draw:style-name="gr1" draw:text-style-name="P4" draw:layer="layout" svg:width="15.905cm" svg:height="0.725cm" svg:x="2.27cm" svg:y="9.255cm">
          <draw:text-box>
            <text:p text:style-name="P1"><text:span text:style-name="T2">Caption: Example of a proper junction (left) and an improper junction (right).</text:span></text:p>
          </draw:text-box>
        </draw:frame>
        <draw:polyline draw:style-name="gr6" draw:text-style-name="P3" draw:layer="layout" svg:width="0.448cm" svg:height="3.142cm" draw:transform="rotate (-2.35619449019309) translate (5.76250000000085cm 15.2874999999989cm)" svg:viewBox="0 0 449 3143" draw:points="0,-26626 39,-28461 39,-28461 39,-29359 449,-29769">
          <text:p/>
        </draw:polyline>
        <draw:polyline draw:style-name="gr7" draw:text-style-name="P3" draw:layer="layout" svg:width="2.539cm" svg:height="1.904cm" draw:transform="rotate (-1.57079632679579) translate (7.35cm 13.065cm)" svg:viewBox="0 0 2540 1905" draw:points="0,-14700 1270,-14700 1905,-14065 2540,-12795">
          <text:p/>
        </draw:polyline>
        <draw:polyline draw:style-name="gr8" draw:text-style-name="P3" draw:layer="layout" svg:width="1.269cm" svg:height="0.634cm" draw:transform="rotate (-1.57079632679579) translate (6.07999999999962cm 16.2399999999998cm)" svg:viewBox="0 0 1270 635" draw:points="0,-11525 635,-11525 990,-11860 1270,-12160">
          <text:p/>
        </draw:polyline>
        <draw:line draw:style-name="gr9" draw:text-style-name="P3" draw:layer="layout" svg:x1="5.445cm" svg:y1="15.605cm" svg:x2="5.445cm" svg:y2="16.24cm">
          <text:p/>
        </draw:line>
        <draw:polyline draw:style-name="gr10" draw:text-style-name="P3" draw:layer="layout" svg:width="3.091cm" svg:height="1.119cm" draw:transform="rotate (2.67785867133439) translate (4.90882689678815cm 17.2421298040487cm)" svg:viewBox="0 0 3092 1120" draw:points="0,-25331 821,-26451 2240,-26451 3092,-26167">
          <text:p/>
        </draw:polyline>
        <draw:line draw:style-name="gr11" draw:text-style-name="P3" draw:layer="layout" svg:x1="6.215cm" svg:y1="17.575cm" svg:x2="6.915cm" svg:y2="17.91cm">
          <text:p/>
        </draw:line>
        <draw:frame draw:style-name="gr12" draw:text-style-name="P6" draw:layer="layout" svg:width="3.81cm" svg:height="1.199cm" svg:x="5.645cm" svg:y="15.381cm">
          <draw:text-box>
            <text:p text:style-name="P5"><text:span text:style-name="T3">Critically</text:span></text:p>
            <text:p text:style-name="P5"><text:span text:style-name="T3">short reach</text:span></text:p>
          </draw:text-box>
        </draw:frame>
        <draw:frame draw:style-name="gr1" draw:text-style-name="P2" draw:layer="layout" svg:width="3.81cm" svg:height="0.725cm" svg:x="1.145cm" svg:y="16.819cm">
          <draw:text-box>
            <text:p text:style-name="P1"><text:span text:style-name="T1">Tributary 1</text:span></text:p>
          </draw:text-box>
        </draw:frame>
        <draw:frame draw:style-name="gr1" draw:text-style-name="P2" draw:layer="layout" svg:width="3.81cm" svg:height="0.725cm" svg:x="3.545cm" svg:y="12.92cm">
          <draw:text-box>
            <text:p text:style-name="P1"><text:span text:style-name="T1">Tributary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Kneis</meta:initial-creator>
    <meta:creation-date>2011-12-21T11:23:15</meta:creation-date>
    <meta:generator>OpenOffice.org/3.2$Linux OpenOffice.org_project/320m12$Build-9483</meta:generator>
    <dc:date>2011-12-21T21:11:21</dc:date>
    <dc:creator>David Kneis</dc:creator>
    <meta:editing-duration>PT01H24M48S</meta:editing-duration>
    <meta:editing-cycles>6</meta:editing-cycles>
    <meta:document-statistic meta:object-count="24"/>
  </office:meta>
</office:document-meta>
</file>